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00%" fo:margin-top="0cm" fo:margin-bottom="0cm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P22" style:family="paragraph" style:parent-style-name="Standard">
      <style:paragraph-properties fo:break-before="auto" fo:line-height="100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P24" style:family="paragraph" style:parent-style-name="Standard">
      <style:paragraph-properties fo:break-before="auto" fo:line-height="100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P26" style:family="paragraph" style:parent-style-name="Standard">
      <style:paragraph-properties fo:break-before="auto" fo:line-height="100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P28" style:family="paragraph" style:parent-style-name="Standard">
      <style:paragraph-properties fo:break-before="auto" fo:line-height="100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00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P35" style:family="paragraph" style:parent-style-name="Standard">
      <style:paragraph-properties fo:text-align="left" fo:break-before="auto" fo:text-indent="0cm" fo:line-height="115%" fo:margin-top="0cm" fo:margin-left="2.54cm" fo:margin-right="0cm" fo:orphans="2" fo:widows="2" style:writing-mode="lr-tb"/>
    </style:style>
    <style:style style:name="P36" style:family="paragraph" style:parent-style-name="Standard">
      <style:paragraph-properties fo:text-align="left" fo:break-before="page" fo:text-indent="0cm" fo:line-height="115%" fo:margin-top="0cm" fo:margin-left="2.54cm" fo:margin-right="0cm" fo:orphans="2" fo:widows="2" style:writing-mode="lr-tb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00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P44" style:family="paragraph" style:parent-style-name="Standard">
      <style:paragraph-properties fo:break-before="auto" fo:line-height="100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P46" style:family="paragraph" style:parent-style-name="Standard">
      <style:paragraph-properties fo:break-before="auto" fo:line-height="100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P48" style:family="paragraph" style:parent-style-name="Standard">
      <style:paragraph-properties fo:break-before="auto" fo:line-height="100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P52" style:family="paragraph" style:parent-style-name="Standard">
      <style:paragraph-properties fo:break-before="auto" fo:line-height="100%" fo:margin-top="0cm" fo:margin-bottom="0cm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00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P56" style:family="paragraph" style:parent-style-name="Standard">
      <style:paragraph-properties fo:break-before="auto" fo:line-height="100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P62" style:family="paragraph" style:parent-style-name="Standard">
      <style:paragraph-properties fo:break-before="auto" fo:line-height="100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P64" style:family="paragraph" style:parent-style-name="Standard">
      <style:paragraph-properties fo:break-before="auto" fo:line-height="100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P66" style:family="paragraph" style:parent-style-name="Standard">
      <style:paragraph-properties fo:break-before="auto" fo:line-height="100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page" fo:line-height="100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P74" style:family="paragraph" style:parent-style-name="Standard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00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00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00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P83" style:family="paragraph" style:parent-style-name="Standard">
      <style:paragraph-properties fo:break-before="auto" fo:line-height="100%" style:writing-mode="lr-tb"/>
    </style:style>
    <style:style style:name="T83_1" style:family="text"/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00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P8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High</text:span><text:span text:style-name="T2_2"><text:s/></text:span><text:span text:style-name="T2_3">Level</text:span><text:span text:style-name="T2_4"><text:s/></text:span><text:span text:style-name="T2_5">Goals</text:span><text:span text:style-name="T2_6"><text:s/></text:span><text:span text:style-name="T2_7">(</text:span><text:span text:style-name="T2_8">in</text:span><text:span text:style-name="T2_9"><text:s/></text:span><text:span text:style-name="T2_10">order</text:span><text:span text:style-name="T2_11"><text:s/></text:span><text:span text:style-name="T2_12">of</text:span><text:span text:style-name="T2_13"><text:s/></text:span><text:span text:style-name="T2_14">priority</text:span><text:span text:style-name="T2_15">)</text:span></text:p>
      <text:p text:style-name="P3"/>
      <text:p text:style-name="P4"><text:span text:style-name="T4_1">A</text:span><text:span text:style-name="T4_2">.<text:s/></text:span><text:span text:style-name="T4_3">Have</text:span><text:span text:style-name="T4_4"><text:s/></text:span><text:span text:style-name="T4_5">a</text:span><text:span text:style-name="T4_6"><text:s/></text:span><text:span text:style-name="T4_7">URL</text:span><text:span text:style-name="T4_8"><text:s/></text:span><text:span text:style-name="T4_9">go</text:span><text:span text:style-name="T4_10"><text:s/></text:span><text:span text:style-name="T4_11">to</text:span><text:span text:style-name="T4_12"><text:s/></text:span><text:span text:style-name="T4_13">an</text:span><text:span text:style-name="T4_14"><text:s/></text:span><text:span text:style-name="T4_15">appropriate</text:span><text:span text:style-name="T4_16"><text:s/></text:span><text:span text:style-name="T4_17">page</text:span></text:p>
      <text:p text:style-name="P5"><text:span text:style-name="T5_1">B</text:span><text:span text:style-name="T5_2">.<text:s/></text:span><text:span text:style-name="T5_3">Be</text:span><text:span text:style-name="T5_4"><text:s/></text:span><text:span text:style-name="T5_5">able</text:span><text:span text:style-name="T5_6"><text:s/></text:span><text:span text:style-name="T5_7">to</text:span><text:span text:style-name="T5_8"><text:s/></text:span><text:span text:style-name="T5_9">control</text:span><text:span text:style-name="T5_10"><text:s/></text:span><text:span text:style-name="T5_11">users</text:span><text:span text:style-name="T5_12"><text:s/></text:span><text:span text:style-name="T5_13">and</text:span><text:span text:style-name="T5_14"><text:s/></text:span><text:span text:style-name="T5_15">settings</text:span></text:p>
      <text:p text:style-name="P6"><text:span text:style-name="T6_1">C</text:span><text:span text:style-name="T6_2">.<text:s/></text:span><text:span text:style-name="T6_3">Have</text:span><text:span text:style-name="T6_4"><text:s/></text:span><text:span text:style-name="T6_5">a</text:span><text:span text:style-name="T6_6"><text:s/></text:span><text:span text:style-name="T6_7">database</text:span></text:p>
      <text:p text:style-name="P7"><text:span text:style-name="T7_1">D</text:span><text:span text:style-name="T7_2">.<text:s/></text:span><text:span text:style-name="T7_3">Be</text:span><text:span text:style-name="T7_4"><text:s/></text:span><text:span text:style-name="T7_5">able</text:span><text:span text:style-name="T7_6"><text:s/></text:span><text:span text:style-name="T7_7">to</text:span><text:span text:style-name="T7_8"><text:s/></text:span><text:span text:style-name="T7_9">control</text:span><text:span text:style-name="T7_10"><text:s/></text:span><text:span text:style-name="T7_11">colors</text:span><text:span text:style-name="T7_12"><text:s/></text:span><text:span text:style-name="T7_13">and</text:span><text:span text:style-name="T7_14"><text:s/></text:span><text:span text:style-name="T7_15">layout</text:span></text:p>
      <text:p text:style-name="P8"><text:span text:style-name="T8_1">E</text:span><text:span text:style-name="T8_2">.<text:s/></text:span><text:span text:style-name="T8_3">Have</text:span><text:span text:style-name="T8_4"><text:s/></text:span><text:span text:style-name="T8_5">a</text:span><text:span text:style-name="T8_6"><text:s/></text:span><text:span text:style-name="T8_7">homepage</text:span><text:span text:style-name="T8_8"><text:s/></text:span><text:span text:style-name="T8_9">with</text:span><text:span text:style-name="T8_10"><text:s/></text:span><text:span text:style-name="T8_11">apps</text:span><text:span text:style-name="T8_12"><text:s/></text:span><text:span text:style-name="T8_13">and</text:span><text:span text:style-name="T8_14"><text:s/></text:span><text:span text:style-name="T8_15">widgets</text:span></text:p>
      <text:p text:style-name="P9"><text:span text:style-name="T9_1">F</text:span><text:span text:style-name="T9_2">.<text:s/></text:span><text:span text:style-name="T9_3">Be</text:span><text:span text:style-name="T9_4"><text:s/></text:span><text:span text:style-name="T9_5">able</text:span><text:span text:style-name="T9_6"><text:s/></text:span><text:span text:style-name="T9_7">to</text:span><text:span text:style-name="T9_8"><text:s/></text:span><text:span text:style-name="T9_9">control</text:span><text:span text:style-name="T9_10"><text:s/></text:span><text:span text:style-name="T9_11">flow</text:span><text:span text:style-name="T9_12"><text:s/></text:span><text:span text:style-name="T9_13">of</text:span><text:span text:style-name="T9_14"><text:s/></text:span><text:span text:style-name="T9_15">state</text:span></text:p>
      <text:p text:style-name="P10"><text:span text:style-name="T10_1">G</text:span><text:span text:style-name="T10_2">.<text:s/></text:span><text:span text:style-name="T10_3">Be</text:span><text:span text:style-name="T10_4"><text:s/></text:span><text:span text:style-name="T10_5">able</text:span><text:span text:style-name="T10_6"><text:s/></text:span><text:span text:style-name="T10_7">to</text:span><text:span text:style-name="T10_8"><text:s/></text:span><text:span text:style-name="T10_9">distribute</text:span><text:span text:style-name="T10_10"><text:s/></text:span><text:span text:style-name="T10_11">content</text:span><text:span text:style-name="T10_12"><text:s/></text:span><text:span text:style-name="T10_13">with</text:span><text:span text:style-name="T10_14"><text:s/></text:span><text:span text:style-name="T10_15">high</text:span><text:span text:style-name="T10_16"><text:s/></text:span><text:span text:style-name="T10_17">level</text:span><text:span text:style-name="T10_18"><text:s/></text:span><text:span text:style-name="T10_19">multimedia</text:span><text:span text:style-name="T10_20"><text:s/></text:span><text:span text:style-name="T10_21">support</text:span></text:p>
      <text:p text:style-name="P11"><text:span text:style-name="T11_1">H</text:span><text:span text:style-name="T11_2">.<text:s/></text:span><text:span text:style-name="T11_3">Ensure</text:span><text:span text:style-name="T11_4"><text:s/></text:span><text:span text:style-name="T11_5">proper</text:span><text:span text:style-name="T11_6"><text:s/></text:span><text:span text:style-name="T11_7">functionality</text:span></text:p>
      <text:p text:style-name="P12"><text:span text:style-name="T12_1">I</text:span><text:span text:style-name="T12_2">.<text:s/></text:span><text:span text:style-name="T12_3">Maintain</text:span><text:span text:style-name="T12_4"><text:s/></text:span><text:span text:style-name="T12_5">functionality</text:span><text:span text:style-name="T12_6"><text:s/></text:span><text:span text:style-name="T12_7">throughout</text:span><text:span text:style-name="T12_8"><text:s/></text:span><text:span text:style-name="T12_9">development</text:span><text:span text:style-name="T12_10"><text:s/></text:span><text:span text:style-name="T12_11">process</text:span></text:p>
      <text:p text:style-name="P13"><text:span text:style-name="T13_1">J</text:span><text:span text:style-name="T13_2">.<text:s/></text:span><text:span text:style-name="T13_3">Have</text:span><text:span text:style-name="T13_4"><text:s/></text:span><text:span text:style-name="T13_5">a</text:span><text:span text:style-name="T13_6"><text:s/></text:span><text:span text:style-name="T13_7">central</text:span><text:span text:style-name="T13_8"><text:s/></text:span><text:span text:style-name="T13_9">repository</text:span><text:span text:style-name="T13_10"><text:s/></text:span><text:span text:style-name="T13_11">for</text:span><text:span text:style-name="T13_12"><text:s/></text:span><text:span text:style-name="T13_13">a</text:span><text:span text:style-name="T13_14"><text:s/></text:span><text:span text:style-name="T13_15">project</text:span><text:span text:style-name="T13_16"><text:s/></text:span><text:span text:style-name="T13_17">allowing</text:span><text:span text:style-name="T13_18"><text:s/></text:span><text:span text:style-name="T13_19">for</text:span><text:span text:style-name="T13_20"><text:s/></text:span><text:span text:style-name="T13_21">collaboration</text:span><text:span text:style-name="T13_22"><text:s/></text:span><text:span text:style-name="T13_23">between</text:span><text:span text:style-name="T13_24"><text:s/></text:span><text:span text:style-name="T13_25">developers</text:span></text:p>
      <text:p text:style-name="P14"><text:span text:style-name="T14_1">K</text:span><text:span text:style-name="T14_2">.<text:s/></text:span><text:span text:style-name="T14_3">Have</text:span><text:span text:style-name="T14_4"><text:s/></text:span><text:span text:style-name="T14_5">a</text:span><text:span text:style-name="T14_6"><text:s/></text:span><text:span text:style-name="T14_7">user</text:span><text:span text:style-name="T14_8"><text:s/></text:span><text:span text:style-name="T14_9">manual</text:span></text:p>
      <text:p text:style-name="P15"/>
      <text:p text:style-name="P16"><text:span text:style-name="T16_1">User</text:span><text:span text:style-name="T16_2"><text:s/></text:span><text:span text:style-name="T16_3">Stories</text:span><text:span text:style-name="T16_4"><text:s/></text:span><text:span text:style-name="T16_5">(</text:span><text:span text:style-name="T16_6">in</text:span><text:span text:style-name="T16_7"><text:s/></text:span><text:span text:style-name="T16_8">order</text:span><text:span text:style-name="T16_9"><text:s/></text:span><text:span text:style-name="T16_10">of</text:span><text:span text:style-name="T16_11"><text:s/></text:span><text:span text:style-name="T16_12">priority</text:span><text:span text:style-name="T16_13">)</text:span></text:p>
      <text:p text:style-name="P17"><text:span text:style-name="T17_1"><text:tab/></text:span></text:p>
      <text:list text:style-name="LS1" xml:id="list0">
        <text:list-item>
          <text:p text:style-name="P18"><text:span text:style-name="T18_1">Sprint</text:span><text:span text:style-name="T18_2"><text:s/>1<text:tab/></text:span></text:p>
        </text:list-item>
      </text:list>
      <text:p text:style-name="P19"><text:span text:style-name="T19_1"><text:tab/><text:tab/></text:span></text:p>
      <text:list text:style-name="LS1" xml:id="list1">
        <text:list-item>
          <text:list>
            <text:list-item>
              <text:p text:style-name="P20"><text:span text:style-name="T20_1">3<text:s/></text:span><text:span text:style-name="T20_2">pts</text:span><text:span text:style-name="T20_3"><text:s/>(</text:span><text:span text:style-name="T20_4">A</text:span><text:span text:style-name="T20_5">)<text:s/>–<text:s/><text:tab/></text:span><text:span text:style-name="T20_6">As</text:span><text:span text:style-name="T20_7"><text:s/></text:span><text:span text:style-name="T20_8">a</text:span><text:span text:style-name="T20_9"><text:s/></text:span><text:span text:style-name="T20_10">viewer</text:span><text:span text:style-name="T20_11">,<text:s/></text:span><text:span text:style-name="T20_12">I</text:span><text:span text:style-name="T20_13"><text:s/></text:span><text:span text:style-name="T20_14">want</text:span><text:span text:style-name="T20_15"><text:s/></text:span><text:span text:style-name="T20_16">the</text:span><text:span text:style-name="T20_17"><text:s/></text:span><text:span text:style-name="T20_18">URL</text:span><text:span text:style-name="T20_19"><text:s/></text:span><text:span text:style-name="T20_20">I</text:span><text:span text:style-name="T20_21"><text:s/></text:span><text:span text:style-name="T20_22">visit</text:span><text:span text:style-name="T20_23"><text:s/></text:span><text:span text:style-name="T20_24">to</text:span><text:span text:style-name="T20_25"><text:s/></text:span><text:span text:style-name="T20_26">route</text:span><text:span text:style-name="T20_27"><text:s/></text:span><text:span text:style-name="T20_28">me</text:span><text:span text:style-name="T20_29"><text:s/></text:span><text:span text:style-name="T20_30">to</text:span><text:span text:style-name="T20_31"><text:s/></text:span><text:span text:style-name="T20_32">the</text:span><text:span text:style-name="T20_33"><text:s/></text:span><text:span text:style-name="T20_34">appropriate</text:span><text:span text:style-name="T20_35"><text:s/></text:span><text:span text:style-name="T20_36">page</text:span><text:span text:style-name="T20_37">.</text:span></text:p>
            </text:list-item>
          </text:list>
        </text:list-item>
      </text:list>
      <text:p text:style-name="P21"/>
      <text:list text:style-name="LS1" xml:id="list2">
        <text:list-item>
          <text:list>
            <text:list-item>
              <text:p text:style-name="P22"><text:span text:style-name="T22_1">3<text:s/></text:span><text:span text:style-name="T22_2">pts</text:span><text:span text:style-name="T22_3"><text:s/>(</text:span><text:span text:style-name="T22_4">A</text:span><text:span text:style-name="T22_5">)<text:s/>–<text:s/><text:tab/></text:span><text:span text:style-name="T22_6">As</text:span><text:span text:style-name="T22_7"><text:s/></text:span><text:span text:style-name="T22_8">a</text:span><text:span text:style-name="T22_9"><text:s/></text:span><text:span text:style-name="T22_10">developer</text:span><text:span text:style-name="T22_11">,<text:s/></text:span><text:span text:style-name="T22_12">I</text:span><text:span text:style-name="T22_13"><text:s/></text:span><text:span text:style-name="T22_14">want</text:span><text:span text:style-name="T22_15"><text:s/></text:span><text:span text:style-name="T22_16">my</text:span><text:span text:style-name="T22_17"><text:s/></text:span><text:span text:style-name="T22_18">server</text:span><text:span text:style-name="T22_19"><text:s/></text:span><text:span text:style-name="T22_20">to</text:span><text:span text:style-name="T22_21"><text:s/></text:span><text:span text:style-name="T22_22">give</text:span><text:span text:style-name="T22_23"><text:s/></text:span><text:span text:style-name="T22_24">the</text:span><text:span text:style-name="T22_25"><text:s/></text:span><text:span text:style-name="T22_26">appropriate</text:span><text:span text:style-name="T22_27"><text:s/></text:span><text:span text:style-name="T22_28">HTML</text:span><text:span text:style-name="T22_29"><text:s/></text:span><text:span text:style-name="T22_30">code</text:span><text:span text:style-name="T22_31"><text:s/></text:span><text:span text:style-name="T22_32">on</text:span><text:span text:style-name="T22_33"><text:s/></text:span><text:span text:style-name="T22_34">a</text:span><text:span text:style-name="T22_35"><text:s/></text:span><text:span text:style-name="T22_36">HTTP</text:span><text:span text:style-name="T22_37"><text:s/></text:span><text:span text:style-name="T22_38">request</text:span><text:span text:style-name="T22_39">.</text:span></text:p>
            </text:list-item>
          </text:list>
        </text:list-item>
      </text:list>
      <text:p text:style-name="P23"><text:span text:style-name="T23_1"><text:tab/><text:tab/></text:span></text:p>
      <text:list text:style-name="LS1" xml:id="list3">
        <text:list-item>
          <text:list>
            <text:list-item>
              <text:p text:style-name="P24"><text:span text:style-name="T24_1">13<text:s/></text:span><text:span text:style-name="T24_2">pts</text:span><text:span text:style-name="T24_3"><text:s/>(</text:span><text:span text:style-name="T24_4">B</text:span><text:span text:style-name="T24_5">)<text:s/>–<text:s/><text:tab/></text:span><text:span text:style-name="T24_6">As</text:span><text:span text:style-name="T24_7"><text:s/></text:span><text:span text:style-name="T24_8">a</text:span><text:span text:style-name="T24_9"><text:s/></text:span><text:span text:style-name="T24_10">developer</text:span><text:span text:style-name="T24_11">,<text:s/></text:span><text:span text:style-name="T24_12">I</text:span><text:span text:style-name="T24_13"><text:s/></text:span><text:span text:style-name="T24_14">want</text:span><text:span text:style-name="T24_15"><text:s/></text:span><text:span text:style-name="T24_16">to</text:span><text:span text:style-name="T24_17"><text:s/></text:span><text:span text:style-name="T24_18">be</text:span><text:span text:style-name="T24_19"><text:s/></text:span><text:span text:style-name="T24_20">able</text:span><text:span text:style-name="T24_21"><text:s/></text:span><text:span text:style-name="T24_22">to</text:span><text:span text:style-name="T24_23"><text:s/></text:span><text:span text:style-name="T24_24">store</text:span><text:span text:style-name="T24_25"><text:s/></text:span><text:span text:style-name="T24_26">my</text:span><text:span text:style-name="T24_27"><text:s/></text:span><text:span text:style-name="T24_28">information</text:span><text:span text:style-name="T24_29">.</text:span></text:p>
            </text:list-item>
          </text:list>
        </text:list-item>
      </text:list>
      <text:p text:style-name="P25"><text:span text:style-name="T25_1"><text:tab/><text:tab/></text:span></text:p>
      <text:list text:style-name="LS1" xml:id="list4">
        <text:list-item>
          <text:list>
            <text:list-item>
              <text:p text:style-name="P26"><text:span text:style-name="T26_1">8<text:s/></text:span><text:span text:style-name="T26_2">pts</text:span><text:span text:style-name="T26_3"><text:s/>(</text:span><text:span text:style-name="T26_4">C</text:span><text:span text:style-name="T26_5">)<text:s/>–<text:s/><text:tab/></text:span><text:span text:style-name="T26_6">As</text:span><text:span text:style-name="T26_7"><text:s/></text:span><text:span text:style-name="T26_8">a</text:span><text:span text:style-name="T26_9"><text:s/></text:span><text:span text:style-name="T26_10">content</text:span><text:span text:style-name="T26_11"><text:s/></text:span><text:span text:style-name="T26_12">manager</text:span><text:span text:style-name="T26_13">,<text:s/></text:span><text:span text:style-name="T26_14">I</text:span><text:span text:style-name="T26_15"><text:s/></text:span><text:span text:style-name="T26_16">want</text:span><text:span text:style-name="T26_17"><text:s/></text:span><text:span text:style-name="T26_18">to</text:span><text:span text:style-name="T26_19"><text:s/></text:span><text:span text:style-name="T26_20">be</text:span><text:span text:style-name="T26_21"><text:s/></text:span><text:span text:style-name="T26_22">able</text:span><text:span text:style-name="T26_23"><text:s/></text:span><text:span text:style-name="T26_24">to</text:span><text:span text:style-name="T26_25"><text:s/></text:span><text:span text:style-name="T26_26">control</text:span><text:span text:style-name="T26_27"><text:s/></text:span><text:span text:style-name="T26_28">the</text:span><text:span text:style-name="T26_29"><text:s/></text:span><text:span text:style-name="T26_30">users</text:span><text:span text:style-name="T26_31"><text:s/></text:span><text:span text:style-name="T26_32">on</text:span><text:span text:style-name="T26_33"><text:s/></text:span><text:span text:style-name="T26_34">my</text:span><text:span text:style-name="T26_35"><text:s/></text:span><text:span text:style-name="T26_36">website</text:span><text:span text:style-name="T26_37">.<text:s/><text:tab/><text:tab/></text:span></text:p>
            </text:list-item>
          </text:list>
        </text:list-item>
      </text:list>
      <text:p text:style-name="P27"><text:span text:style-name="T27_1"><text:tab/><text:tab/></text:span></text:p>
      <text:list text:style-name="LS1" xml:id="list5">
        <text:list-item>
          <text:list>
            <text:list-item>
              <text:p text:style-name="P28"><text:span text:style-name="T28_1">5<text:s/></text:span><text:span text:style-name="T28_2">pts</text:span><text:span text:style-name="T28_3"><text:s/>(</text:span><text:span text:style-name="T28_4">C</text:span><text:span text:style-name="T28_5">)<text:s/>–<text:s/><text:tab/></text:span><text:span text:style-name="T28_6">As</text:span><text:span text:style-name="T28_7"><text:s/></text:span><text:span text:style-name="T28_8">a</text:span><text:span text:style-name="T28_9"><text:s/></text:span><text:span text:style-name="T28_10">content</text:span><text:span text:style-name="T28_11"><text:s/></text:span><text:span text:style-name="T28_12">manager</text:span><text:span text:style-name="T28_13">,<text:s/></text:span><text:span text:style-name="T28_14">I</text:span><text:span text:style-name="T28_15"><text:s/></text:span><text:span text:style-name="T28_16">want</text:span><text:span text:style-name="T28_17"><text:s/></text:span><text:span text:style-name="T28_18">to</text:span><text:span text:style-name="T28_19"><text:s/></text:span><text:span text:style-name="T28_20">be</text:span><text:span text:style-name="T28_21"><text:s/></text:span><text:span text:style-name="T28_22">able</text:span><text:span text:style-name="T28_23"><text:s/></text:span><text:span text:style-name="T28_24">to</text:span><text:span text:style-name="T28_25"><text:s/></text:span><text:span text:style-name="T28_26">edit</text:span><text:span text:style-name="T28_27"><text:s/></text:span><text:span text:style-name="T28_28">the</text:span><text:span text:style-name="T28_29"><text:s/></text:span><text:span text:style-name="T28_30">settings</text:span><text:span text:style-name="T28_31"><text:s/></text:span><text:span text:style-name="T28_32">on</text:span><text:span text:style-name="T28_33"><text:s/></text:span><text:span text:style-name="T28_34">my</text:span><text:span text:style-name="T28_35"><text:s/></text:span><text:span text:style-name="T28_36">website</text:span><text:span text:style-name="T28_37">.</text:span></text:p>
            </text:list-item>
          </text:list>
        </text:list-item>
      </text:list>
      <text:p text:style-name="P29"><text:span text:style-name="T29_1"><text:tab/><text:tab/></text:span></text:p>
      <text:list text:style-name="LS1" xml:id="list6">
        <text:list-item>
          <text:list>
            <text:list-item>
              <text:p text:style-name="P30"><text:span text:style-name="T30_1">8<text:s/></text:span><text:span text:style-name="T30_2">pts</text:span><text:span text:style-name="T30_3"><text:s/>(</text:span><text:span text:style-name="T30_4">C</text:span><text:span text:style-name="T30_5">)<text:s/>–<text:s/><text:tab/></text:span><text:span text:style-name="T30_6">As</text:span><text:span text:style-name="T30_7"><text:s/></text:span><text:span text:style-name="T30_8">a</text:span><text:span text:style-name="T30_9"><text:s/></text:span><text:span text:style-name="T30_10">developer</text:span><text:span text:style-name="T30_11">,<text:s/></text:span><text:span text:style-name="T30_12">I</text:span><text:span text:style-name="T30_13"><text:s/></text:span><text:span text:style-name="T30_14">want</text:span><text:span text:style-name="T30_15"><text:s/></text:span><text:span text:style-name="T30_16">my</text:span><text:span text:style-name="T30_17"><text:s/></text:span><text:span text:style-name="T30_18">web</text:span><text:span text:style-name="T30_19"><text:s/></text:span><text:span text:style-name="T30_20">server</text:span><text:span text:style-name="T30_21"><text:s/></text:span><text:span text:style-name="T30_22">to</text:span><text:span text:style-name="T30_23"><text:s/></text:span><text:span text:style-name="T30_24">be</text:span><text:span text:style-name="T30_25"><text:s/></text:span><text:span text:style-name="T30_26">secure</text:span><text:span text:style-name="T30_27">.</text:span></text:p>
            </text:list-item>
            <text:list-item>
              <text:p text:style-name="P31"><text:span text:style-name="T31_1"><text:tab/><text:tab/></text:span></text:p>
            </text:list-item>
            <text:list-item>
              <text:p text:style-name="P32"><text:span text:style-name="T32_1">3<text:s/></text:span><text:span text:style-name="T32_2">pts</text:span><text:span text:style-name="T32_3"><text:s/>(</text:span><text:span text:style-name="T32_4">I</text:span><text:span text:style-name="T32_5">)<text:s/>–<text:s/><text:tab/></text:span><text:span text:style-name="T32_6">As</text:span><text:span text:style-name="T32_7"><text:s/></text:span><text:span text:style-name="T32_8">a</text:span><text:span text:style-name="T32_9"><text:s/></text:span><text:span text:style-name="T32_10">developer</text:span><text:span text:style-name="T32_11">,<text:s/></text:span><text:span text:style-name="T32_12">I</text:span><text:span text:style-name="T32_13"><text:s/></text:span><text:span text:style-name="T32_14">want</text:span><text:span text:style-name="T32_15"><text:s/></text:span><text:span text:style-name="T32_16">to</text:span><text:span text:style-name="T32_17"><text:s/></text:span><text:span text:style-name="T32_18">ensure</text:span><text:span text:style-name="T32_19"><text:s/></text:span><text:span text:style-name="T32_20">my</text:span><text:span text:style-name="T32_21"><text:s/></text:span><text:span text:style-name="T32_22">changes</text:span><text:span text:style-name="T32_23"><text:s/></text:span><text:span text:style-name="T32_24">maintain</text:span><text:span text:style-name="T32_25"><text:s/></text:span><text:span text:style-name="T32_26">functionality</text:span><text:span text:style-name="T32_27">.</text:span></text:p>
            </text:list-item>
          </text:list>
        </text:list-item>
      </text:list>
      <text:p text:style-name="P33"><text:span text:style-name="T33_1"><text:tab/><text:tab/></text:span></text:p>
      <text:list text:style-name="LS1" xml:id="list9">
        <text:list-item>
          <text:list>
            <text:list-item>
              <text:p text:style-name="P34"><text:span text:style-name="T34_1">2<text:s/></text:span><text:span text:style-name="T34_2">pts</text:span><text:span text:style-name="T34_3"><text:s/>(</text:span><text:span text:style-name="T34_4">J</text:span><text:span text:style-name="T34_5">)<text:s/>–<text:s/><text:tab/></text:span><text:span text:style-name="T34_6">As</text:span><text:span text:style-name="T34_7"><text:s/></text:span><text:span text:style-name="T34_8">a</text:span><text:span text:style-name="T34_9"><text:s/></text:span><text:span text:style-name="T34_10">developer</text:span><text:span text:style-name="T34_11">,<text:s/></text:span><text:span text:style-name="T34_12">I</text:span><text:span text:style-name="T34_13"><text:s/></text:span><text:span text:style-name="T34_14">want</text:span><text:span text:style-name="T34_15"><text:s/></text:span><text:span text:style-name="T34_16">to</text:span><text:span text:style-name="T34_17"><text:s/></text:span><text:span text:style-name="T34_18">maintain</text:span><text:span text:style-name="T34_19"><text:s/></text:span><text:span text:style-name="T34_20">an</text:span><text:span text:style-name="T34_21"><text:s/></text:span><text:span text:style-name="T34_22">organized</text:span><text:span text:style-name="T34_23"><text:s/></text:span><text:span text:style-name="T34_24">structure</text:span><text:span text:style-name="T34_25"><text:s/></text:span><text:span text:style-name="T34_26">between</text:span><text:span text:style-name="T34_27"><text:s/></text:span><text:span text:style-name="T34_28">my</text:span><text:span text:style-name="T34_29"><text:s/></text:span><text:span text:style-name="T34_30">fellow</text:span><text:span text:style-name="T34_31"><text:s/></text:span><text:span text:style-name="T34_32">developers</text:span><text:span text:style-name="T34_33">.</text:span></text:p>
            </text:list-item>
          </text:list>
        </text:list-item>
      </text:list>
      <text:p text:style-name="P35"/>
      <text:p text:style-name="P36"/>
      <text:p text:style-name="P37"><text:span text:style-name="T37_1">Sprint</text:span><text:span text:style-name="T37_2"><text:s/>2</text:span></text:p>
      <text:p text:style-name="P38"><text:span text:style-name="T38_1"><text:tab/><text:tab/><text:tab/></text:span></text:p>
      <text:list text:style-name="LS1" xml:id="list10">
        <text:list-item>
          <text:list>
            <text:list-item>
              <text:p text:style-name="P39"><text:span text:style-name="T39_1">13<text:s/></text:span><text:span text:style-name="T39_2">pts</text:span><text:span text:style-name="T39_3"><text:s/>(</text:span><text:span text:style-name="T39_4">D</text:span><text:span text:style-name="T39_5">)<text:s/>–<text:s/><text:tab/></text:span><text:span text:style-name="T39_6">As</text:span><text:span text:style-name="T39_7"><text:s/></text:span><text:span text:style-name="T39_8">a</text:span><text:span text:style-name="T39_9"><text:s/></text:span><text:span text:style-name="T39_10">viewer</text:span><text:span text:style-name="T39_11">,<text:s/></text:span><text:span text:style-name="T39_12">I</text:span><text:span text:style-name="T39_13"><text:s/></text:span><text:span text:style-name="T39_14">want</text:span><text:span text:style-name="T39_15"><text:s/></text:span><text:span text:style-name="T39_16">to</text:span><text:span text:style-name="T39_17"><text:s/></text:span><text:span text:style-name="T39_18">be</text:span><text:span text:style-name="T39_19"><text:s/></text:span><text:span text:style-name="T39_20">able</text:span><text:span text:style-name="T39_21"><text:s/></text:span><text:span text:style-name="T39_22">to</text:span><text:span text:style-name="T39_23"><text:s/></text:span><text:span text:style-name="T39_24">navigate</text:span><text:span text:style-name="T39_25"><text:s/></text:span><text:span text:style-name="T39_26">the</text:span><text:span text:style-name="T39_27"><text:s/></text:span><text:span text:style-name="T39_28">website</text:span><text:span text:style-name="T39_29"><text:s/></text:span><text:span text:style-name="T39_30">from</text:span><text:span text:style-name="T39_31"><text:s/></text:span><text:span text:style-name="T39_32">a</text:span><text:span text:style-name="T39_33"><text:s/></text:span><text:span text:style-name="T39_34">central</text:span><text:span text:style-name="T39_35"><text:s/></text:span><text:span text:style-name="T39_36">location</text:span><text:span text:style-name="T39_37">.</text:span></text:p>
            </text:list-item>
          </text:list>
        </text:list-item>
      </text:list>
      <text:p text:style-name="P40"><text:span text:style-name="T40_1"><text:tab/><text:tab/></text:span></text:p>
      <text:list text:style-name="LS1" xml:id="list11">
        <text:list-item>
          <text:list>
            <text:list-item>
              <text:p text:style-name="P41"><text:span text:style-name="T41_1">1<text:s/></text:span><text:span text:style-name="T41_2">pt</text:span><text:span text:style-name="T41_3"><text:s/>(</text:span><text:span text:style-name="T41_4">E</text:span><text:span text:style-name="T41_5">)<text:s/>–<text:s/><text:tab/></text:span><text:span text:style-name="T41_6">As</text:span><text:span text:style-name="T41_7"><text:s/></text:span><text:span text:style-name="T41_8">a</text:span><text:span text:style-name="T41_9"><text:s/></text:span><text:span text:style-name="T41_10">developer</text:span><text:span text:style-name="T41_11">,<text:s/></text:span><text:span text:style-name="T41_12">I</text:span><text:span text:style-name="T41_13"><text:s/></text:span><text:span text:style-name="T41_14">want</text:span><text:span text:style-name="T41_15"><text:s/></text:span><text:span text:style-name="T41_16">to</text:span><text:span text:style-name="T41_17"><text:s/></text:span><text:span text:style-name="T41_18">be</text:span><text:span text:style-name="T41_19"><text:s/></text:span><text:span text:style-name="T41_20">able</text:span><text:span text:style-name="T41_21"><text:s/></text:span><text:span text:style-name="T41_22">to</text:span><text:span text:style-name="T41_23"><text:s/></text:span><text:span text:style-name="T41_24">control</text:span><text:span text:style-name="T41_25"><text:s/></text:span><text:span text:style-name="T41_26">the</text:span><text:span text:style-name="T41_27"><text:s/></text:span><text:span text:style-name="T41_28">flow</text:span><text:span text:style-name="T41_29"><text:s/></text:span><text:span text:style-name="T41_30">of</text:span><text:span text:style-name="T41_31"><text:s/></text:span><text:span text:style-name="T41_32">state</text:span><text:span text:style-name="T41_33">.</text:span></text:p>
            </text:list-item>
            <text:list-item>
              <text:p text:style-name="P42"><text:span text:style-name="T42_1">8<text:s/></text:span><text:span text:style-name="T42_2">pts</text:span><text:span text:style-name="T42_3"><text:s/>(</text:span><text:span text:style-name="T42_4">F</text:span><text:span text:style-name="T42_5">)<text:s/>–<text:s/><text:tab/></text:span><text:span text:style-name="T42_6">As</text:span><text:span text:style-name="T42_7"><text:s/></text:span><text:span text:style-name="T42_8">a</text:span><text:span text:style-name="T42_9"><text:s/></text:span><text:span text:style-name="T42_10">content</text:span><text:span text:style-name="T42_11"><text:s/></text:span><text:span text:style-name="T42_12">manager</text:span><text:span text:style-name="T42_13">,<text:s/></text:span><text:span text:style-name="T42_14">I</text:span><text:span text:style-name="T42_15"><text:s/></text:span><text:span text:style-name="T42_16">want</text:span><text:span text:style-name="T42_17"><text:s/></text:span><text:span text:style-name="T42_18">to</text:span><text:span text:style-name="T42_19"><text:s/></text:span><text:span text:style-name="T42_20">be</text:span><text:span text:style-name="T42_21"><text:s/></text:span><text:span text:style-name="T42_22">able</text:span><text:span text:style-name="T42_23"><text:s/></text:span><text:span text:style-name="T42_24">to</text:span><text:span text:style-name="T42_25"><text:s/></text:span><text:span text:style-name="T42_26">control</text:span><text:span text:style-name="T42_27"><text:s/></text:span><text:span text:style-name="T42_28">the</text:span><text:span text:style-name="T42_29"><text:s/></text:span><text:span text:style-name="T42_30">colors</text:span><text:span text:style-name="T42_31"><text:s/></text:span><text:span text:style-name="T42_32">of</text:span><text:span text:style-name="T42_33"><text:s/></text:span><text:span text:style-name="T42_34">the</text:span><text:span text:style-name="T42_35"><text:s/></text:span><text:span text:style-name="T42_36">website</text:span><text:span text:style-name="T42_37">.</text:span></text:p>
            </text:list-item>
          </text:list>
        </text:list-item>
      </text:list>
      <text:p text:style-name="P43"><text:span text:style-name="T43_1"><text:tab/><text:tab/></text:span></text:p>
      <text:list text:style-name="LS1" xml:id="list13">
        <text:list-item>
          <text:list>
            <text:list-item>
              <text:p text:style-name="P44"><text:span text:style-name="T44_1">21<text:s/></text:span><text:span text:style-name="T44_2">pts</text:span><text:span text:style-name="T44_3"><text:s/>(</text:span><text:span text:style-name="T44_4">G</text:span><text:span text:style-name="T44_5">)<text:s/>–<text:s/><text:tab/></text:span><text:span text:style-name="T44_6">As</text:span><text:span text:style-name="T44_7"><text:s/></text:span><text:span text:style-name="T44_8">a</text:span><text:span text:style-name="T44_9"><text:s/></text:span><text:span text:style-name="T44_10">content</text:span><text:span text:style-name="T44_11"><text:s/></text:span><text:span text:style-name="T44_12">manager</text:span><text:span text:style-name="T44_13">,<text:s/></text:span><text:span text:style-name="T44_14">I</text:span><text:span text:style-name="T44_15"><text:s/></text:span><text:span text:style-name="T44_16">want</text:span><text:span text:style-name="T44_17"><text:s/></text:span><text:span text:style-name="T44_18">to</text:span><text:span text:style-name="T44_19"><text:s/></text:span><text:span text:style-name="T44_20">be</text:span><text:span text:style-name="T44_21"><text:s/></text:span><text:span text:style-name="T44_22">able</text:span><text:span text:style-name="T44_23"><text:s/></text:span><text:span text:style-name="T44_24">to</text:span><text:span text:style-name="T44_25"><text:s/></text:span><text:span text:style-name="T44_26">deliver</text:span><text:span text:style-name="T44_27"><text:s/></text:span><text:span text:style-name="T44_28">static</text:span><text:span text:style-name="T44_29"><text:s/></text:span><text:span text:style-name="T44_30">pages</text:span><text:span text:style-name="T44_31">.</text:span></text:p>
            </text:list-item>
          </text:list>
        </text:list-item>
      </text:list>
      <text:p text:style-name="P45"/>
      <text:list text:style-name="LS1" xml:id="list14">
        <text:list-item>
          <text:list>
            <text:list-item>
              <text:p text:style-name="P46"><text:span text:style-name="T46_1">3<text:s/></text:span><text:span text:style-name="T46_2">pts</text:span><text:span text:style-name="T46_3"><text:s/>(</text:span><text:span text:style-name="T46_4">I</text:span><text:span text:style-name="T46_5">)<text:s/>–<text:s/><text:tab/></text:span><text:span text:style-name="T46_6">As</text:span><text:span text:style-name="T46_7"><text:s/></text:span><text:span text:style-name="T46_8">a</text:span><text:span text:style-name="T46_9"><text:s/></text:span><text:span text:style-name="T46_10">developer</text:span><text:span text:style-name="T46_11">,<text:s/></text:span><text:span text:style-name="T46_12">I</text:span><text:span text:style-name="T46_13"><text:s/></text:span><text:span text:style-name="T46_14">want</text:span><text:span text:style-name="T46_15"><text:s/></text:span><text:span text:style-name="T46_16">to</text:span><text:span text:style-name="T46_17"><text:s/></text:span><text:span text:style-name="T46_18">ensure</text:span><text:span text:style-name="T46_19"><text:s/></text:span><text:span text:style-name="T46_20">my</text:span><text:span text:style-name="T46_21"><text:s/></text:span><text:span text:style-name="T46_22">changes</text:span><text:span text:style-name="T46_23"><text:s/></text:span><text:span text:style-name="T46_24">maintain</text:span><text:span text:style-name="T46_25"><text:s/></text:span><text:span text:style-name="T46_26">functionality</text:span><text:span text:style-name="T46_27">.</text:span></text:p>
            </text:list-item>
          </text:list>
        </text:list-item>
      </text:list>
      <text:p text:style-name="P47"><text:span text:style-name="T47_1"><text:tab/><text:tab/></text:span></text:p>
      <text:list text:style-name="LS1" xml:id="list15">
        <text:list-item>
          <text:list>
            <text:list-item>
              <text:p text:style-name="P48"><text:span text:style-name="T48_1">2<text:s/></text:span><text:span text:style-name="T48_2">pts</text:span><text:span text:style-name="T48_3"><text:s/>(</text:span><text:span text:style-name="T48_4">J</text:span><text:span text:style-name="T48_5">)<text:s/>–<text:s/><text:tab/></text:span><text:span text:style-name="T48_6">As</text:span><text:span text:style-name="T48_7"><text:s/></text:span><text:span text:style-name="T48_8">a</text:span><text:span text:style-name="T48_9"><text:s/></text:span><text:span text:style-name="T48_10">developer</text:span><text:span text:style-name="T48_11">,<text:s/></text:span><text:span text:style-name="T48_12">I</text:span><text:span text:style-name="T48_13"><text:s/></text:span><text:span text:style-name="T48_14">want</text:span><text:span text:style-name="T48_15"><text:s/></text:span><text:span text:style-name="T48_16">to</text:span><text:span text:style-name="T48_17"><text:s/></text:span><text:span text:style-name="T48_18">maintain</text:span><text:span text:style-name="T48_19"><text:s/></text:span><text:span text:style-name="T48_20">an</text:span><text:span text:style-name="T48_21"><text:s/></text:span><text:span text:style-name="T48_22">organized</text:span><text:span text:style-name="T48_23"><text:s/></text:span><text:span text:style-name="T48_24">structure</text:span><text:span text:style-name="T48_25"><text:s/></text:span><text:span text:style-name="T48_26">between</text:span><text:span text:style-name="T48_27"><text:s/></text:span><text:span text:style-name="T48_28">my</text:span><text:span text:style-name="T48_29"><text:s/></text:span><text:span text:style-name="T48_30">fellow</text:span><text:span text:style-name="T48_31"><text:s/></text:span><text:span text:style-name="T48_32">developers</text:span><text:span text:style-name="T48_33">.</text:span></text:p>
            </text:list-item>
          </text:list>
        </text:list-item>
      </text:list>
      <text:p text:style-name="P49"><text:span text:style-name="T49_1"><text:tab/><text:tab/></text:span></text:p>
      <text:list text:style-name="LS1" xml:id="list16">
        <text:list-item>
          <text:list>
            <text:list-item>
              <text:p text:style-name="P50"><text:span text:style-name="T50_1">8<text:s/></text:span><text:span text:style-name="T50_2">pts</text:span><text:span text:style-name="T50_3"><text:s/>(</text:span><text:span text:style-name="T50_4">K</text:span><text:span text:style-name="T50_5">)<text:s/>–<text:s/><text:tab/></text:span><text:span text:style-name="T50_6">As</text:span><text:span text:style-name="T50_7"><text:s/></text:span><text:span text:style-name="T50_8">a</text:span><text:span text:style-name="T50_9"><text:s/></text:span><text:span text:style-name="T50_10">user</text:span><text:span text:style-name="T50_11"><text:s/></text:span><text:span text:style-name="T50_12">of</text:span><text:span text:style-name="T50_13"><text:s/></text:span><text:span text:style-name="T50_14">the</text:span><text:span text:style-name="T50_15"><text:s/></text:span><text:span text:style-name="T50_16">system</text:span><text:span text:style-name="T50_17">,<text:s/></text:span><text:span text:style-name="T50_18">I</text:span><text:span text:style-name="T50_19"><text:s/></text:span><text:span text:style-name="T50_20">must</text:span><text:span text:style-name="T50_21"><text:s/></text:span><text:span text:style-name="T50_22">be</text:span><text:span text:style-name="T50_23"><text:s/></text:span><text:span text:style-name="T50_24">able</text:span><text:span text:style-name="T50_25"><text:s/></text:span><text:span text:style-name="T50_26">to</text:span><text:span text:style-name="T50_27"><text:s/></text:span><text:span text:style-name="T50_28">read</text:span><text:span text:style-name="T50_29"><text:s/></text:span><text:span text:style-name="T50_30">the</text:span><text:span text:style-name="T50_31"><text:s/></text:span><text:span text:style-name="T50_32">user</text:span><text:span text:style-name="T50_33"><text:s/></text:span><text:span text:style-name="T50_34">manual</text:span><text:span text:style-name="T50_35"><text:s/></text:span><text:span text:style-name="T50_36">of</text:span><text:span text:style-name="T50_37"><text:s/></text:span><text:span text:style-name="T50_38">the</text:span><text:span text:style-name="T50_39"><text:s/></text:span><text:span text:style-name="T50_40">FantomCMS</text:span><text:span text:style-name="T50_41">.</text:span></text:p>
            </text:list-item>
          </text:list>
        </text:list-item>
      </text:list>
      <text:p text:style-name="P51"><text:span text:style-name="T51_1"><text:tab/><text:tab/><text:tab/></text:span></text:p>
      <text:list text:style-name="LS1" xml:id="list17">
        <text:list-item>
          <text:p text:style-name="P52"><text:span text:style-name="T52_1">Sprint</text:span><text:span text:style-name="T52_2"><text:s/>3</text:span></text:p>
        </text:list-item>
      </text:list>
      <text:p text:style-name="P53"><text:span text:style-name="T53_1"><text:tab/><text:tab/></text:span></text:p>
      <text:list text:style-name="LS1" xml:id="list18">
        <text:list-item>
          <text:list>
            <text:list-item>
              <text:p text:style-name="P54"><text:span text:style-name="T54_1">3<text:s/></text:span><text:span text:style-name="T54_2">pts</text:span><text:span text:style-name="T54_3"><text:s/>(</text:span><text:span text:style-name="T54_4">G</text:span><text:span text:style-name="T54_5">)<text:s/>–<text:s/><text:tab/></text:span><text:span text:style-name="T54_6">As</text:span><text:span text:style-name="T54_7"><text:s/></text:span><text:span text:style-name="T54_8">a</text:span><text:span text:style-name="T54_9"><text:s/></text:span><text:span text:style-name="T54_10">content</text:span><text:span text:style-name="T54_11"><text:s/></text:span><text:span text:style-name="T54_12">manager</text:span><text:span text:style-name="T54_13">,<text:s/></text:span><text:span text:style-name="T54_14">I</text:span><text:span text:style-name="T54_15"><text:s/></text:span><text:span text:style-name="T54_16">want</text:span><text:span text:style-name="T54_17"><text:s/></text:span><text:span text:style-name="T54_18">to</text:span><text:span text:style-name="T54_19"><text:s/></text:span><text:span text:style-name="T54_20">be</text:span><text:span text:style-name="T54_21"><text:s/></text:span><text:span text:style-name="T54_22">able</text:span><text:span text:style-name="T54_23"><text:s/></text:span><text:span text:style-name="T54_24">to</text:span><text:span text:style-name="T54_25"><text:s/></text:span><text:span text:style-name="T54_26">have</text:span><text:span text:style-name="T54_27"><text:s/></text:span><text:span text:style-name="T54_28">many</text:span><text:span text:style-name="T54_29"><text:s/></text:span><text:span text:style-name="T54_30">options</text:span><text:span text:style-name="T54_31"><text:s/></text:span><text:span text:style-name="T54_32">for</text:span><text:span text:style-name="T54_33"><text:s/></text:span><text:span text:style-name="T54_34">displaying</text:span><text:span text:style-name="T54_35"><text:s/></text:span><text:span text:style-name="T54_36">pictures</text:span><text:span text:style-name="T54_37">.</text:span></text:p>
            </text:list-item>
          </text:list>
        </text:list-item>
      </text:list>
      <text:p text:style-name="P55"><text:span text:style-name="T55_1"><text:tab/></text:span></text:p>
      <text:list text:style-name="LS1" xml:id="list19">
        <text:list-item>
          <text:list>
            <text:list-item>
              <text:p text:style-name="P56"><text:span text:style-name="T56_1">3<text:s/></text:span><text:span text:style-name="T56_2">pts</text:span><text:span text:style-name="T56_3"><text:s/>(</text:span><text:span text:style-name="T56_4">G</text:span><text:span text:style-name="T56_5">)<text:s/>–<text:s/><text:tab/></text:span><text:span text:style-name="T56_6">As</text:span><text:span text:style-name="T56_7"><text:s/></text:span><text:span text:style-name="T56_8">a</text:span><text:span text:style-name="T56_9"><text:s/></text:span><text:span text:style-name="T56_10">content</text:span><text:span text:style-name="T56_11"><text:s/></text:span><text:span text:style-name="T56_12">manager</text:span><text:span text:style-name="T56_13">,<text:s/></text:span><text:span text:style-name="T56_14">I</text:span><text:span text:style-name="T56_15"><text:s/></text:span><text:span text:style-name="T56_16">want</text:span><text:span text:style-name="T56_17"><text:s/></text:span><text:span text:style-name="T56_18">to</text:span><text:span text:style-name="T56_19"><text:s/></text:span><text:span text:style-name="T56_20">have</text:span><text:span text:style-name="T56_21"><text:s/></text:span><text:span text:style-name="T56_22">a</text:span><text:span text:style-name="T56_23"><text:s/></text:span><text:span text:style-name="T56_24">rich</text:span><text:span text:style-name="T56_25"><text:s/></text:span><text:span text:style-name="T56_26">audio</text:span><text:span text:style-name="T56_27"><text:s/></text:span><text:span text:style-name="T56_28">playing</text:span><text:span text:style-name="T56_29"><text:s/></text:span><text:span text:style-name="T56_30">experience</text:span><text:span text:style-name="T56_31">.</text:span></text:p>
            </text:list-item>
          </text:list>
        </text:list-item>
      </text:list>
      <text:p text:style-name="P57"><text:span text:style-name="T57_1"><text:tab/><text:tab/></text:span></text:p>
      <text:list text:style-name="LS1" xml:id="list20">
        <text:list-item>
          <text:list>
            <text:list-item>
              <text:p text:style-name="P58"><text:span text:style-name="T58_1">13<text:s/></text:span><text:span text:style-name="T58_2">pts</text:span><text:span text:style-name="T58_3"><text:s/>(</text:span><text:span text:style-name="T58_4">F</text:span><text:span text:style-name="T58_5">)<text:s/>–<text:s/><text:tab/></text:span><text:span text:style-name="T58_6">As</text:span><text:span text:style-name="T58_7"><text:s/></text:span><text:span text:style-name="T58_8">a</text:span><text:span text:style-name="T58_9"><text:s/></text:span><text:span text:style-name="T58_10">content</text:span><text:span text:style-name="T58_11"><text:s/></text:span><text:span text:style-name="T58_12">manager</text:span><text:span text:style-name="T58_13">,<text:s/></text:span><text:span text:style-name="T58_14">I</text:span><text:span text:style-name="T58_15"><text:s/></text:span><text:span text:style-name="T58_16">want</text:span><text:span text:style-name="T58_17"><text:s/></text:span><text:span text:style-name="T58_18">to</text:span><text:span text:style-name="T58_19"><text:s/></text:span><text:span text:style-name="T58_20">be</text:span><text:span text:style-name="T58_21"><text:s/></text:span><text:span text:style-name="T58_22">able</text:span><text:span text:style-name="T58_23"><text:s/></text:span><text:span text:style-name="T58_24">to</text:span><text:span text:style-name="T58_25"><text:s/></text:span><text:span text:style-name="T58_26">control</text:span><text:span text:style-name="T58_27"><text:s/></text:span><text:span text:style-name="T58_28">the</text:span><text:span text:style-name="T58_29"><text:s/></text:span><text:span text:style-name="T58_30">layout</text:span><text:span text:style-name="T58_31"><text:s/></text:span><text:span text:style-name="T58_32">and</text:span><text:span text:style-name="T58_33"><text:s/></text:span><text:span text:style-name="T58_34">further</text:span><text:span text:style-name="T58_35"><text:s/></text:span><text:span text:style-name="T58_36">control</text:span><text:span text:style-name="T58_37"><text:s/></text:span><text:span text:style-name="T58_38">the</text:span><text:span text:style-name="T58_39"><text:s/></text:span><text:span text:style-name="T58_40">colors</text:span><text:span text:style-name="T58_41"><text:s/></text:span><text:span text:style-name="T58_42">of</text:span><text:span text:style-name="T58_43"><text:s/></text:span><text:span text:style-name="T58_44">the</text:span><text:span text:style-name="T58_45"><text:s/></text:span><text:span text:style-name="T58_46">website</text:span><text:span text:style-name="T58_47">.</text:span></text:p>
            </text:list-item>
          </text:list>
        </text:list-item>
      </text:list>
      <text:p text:style-name="P59"><text:span text:style-name="T59_1"><text:tab/><text:tab/></text:span></text:p>
      <text:list text:style-name="LS1" xml:id="list21">
        <text:list-item>
          <text:list>
            <text:list-item>
              <text:p text:style-name="P60"><text:span text:style-name="T60_1">21<text:s/></text:span><text:span text:style-name="T60_2">pts</text:span><text:span text:style-name="T60_3"><text:s/>(</text:span><text:span text:style-name="T60_4">G</text:span><text:span text:style-name="T60_5">)<text:s/>–<text:s/><text:tab/></text:span><text:span text:style-name="T60_6">As</text:span><text:span text:style-name="T60_7"><text:s/></text:span><text:span text:style-name="T60_8">a</text:span><text:span text:style-name="T60_9"><text:s/></text:span><text:span text:style-name="T60_10">content</text:span><text:span text:style-name="T60_11"><text:s/></text:span><text:span text:style-name="T60_12">manager</text:span><text:span text:style-name="T60_13">,<text:s/></text:span><text:span text:style-name="T60_14">I</text:span><text:span text:style-name="T60_15"><text:s/></text:span><text:span text:style-name="T60_16">want</text:span><text:span text:style-name="T60_17"><text:s/></text:span><text:span text:style-name="T60_18">to</text:span><text:span text:style-name="T60_19"><text:s/></text:span><text:span text:style-name="T60_20">be</text:span><text:span text:style-name="T60_21"><text:s/></text:span><text:span text:style-name="T60_22">able</text:span><text:span text:style-name="T60_23"><text:s/></text:span><text:span text:style-name="T60_24">to</text:span><text:span text:style-name="T60_25"><text:s/></text:span><text:span text:style-name="T60_26">show</text:span><text:span text:style-name="T60_27"><text:s/></text:span><text:span text:style-name="T60_28">a</text:span><text:span text:style-name="T60_29"><text:s/></text:span><text:span text:style-name="T60_30">gallery</text:span><text:span text:style-name="T60_31"><text:s/></text:span><text:span text:style-name="T60_32">of</text:span><text:span text:style-name="T60_33"><text:s/></text:span><text:span text:style-name="T60_34">multimedia</text:span><text:span text:style-name="T60_35"><text:s/></text:span><text:span text:style-name="T60_36">to</text:span><text:span text:style-name="T60_37"><text:s/></text:span><text:span text:style-name="T60_38">the</text:span><text:span text:style-name="T60_39"><text:s/></text:span><text:span text:style-name="T60_40">viewer</text:span><text:span text:style-name="T60_41">.</text:span></text:p>
            </text:list-item>
          </text:list>
        </text:list-item>
      </text:list>
      <text:p text:style-name="P61"><text:span text:style-name="T61_1"><text:tab/><text:tab/></text:span></text:p>
      <text:list text:style-name="LS1" xml:id="list22">
        <text:list-item>
          <text:list>
            <text:list-item>
              <text:p text:style-name="P62"><text:span text:style-name="T62_1">3<text:s/></text:span><text:span text:style-name="T62_2">pts</text:span><text:span text:style-name="T62_3"><text:s/>(</text:span><text:span text:style-name="T62_4">I</text:span><text:span text:style-name="T62_5">)<text:s/>–<text:s/><text:tab/></text:span><text:span text:style-name="T62_6">As</text:span><text:span text:style-name="T62_7"><text:s/></text:span><text:span text:style-name="T62_8">a</text:span><text:span text:style-name="T62_9"><text:s/></text:span><text:span text:style-name="T62_10">developer</text:span><text:span text:style-name="T62_11">,<text:s/></text:span><text:span text:style-name="T62_12">I</text:span><text:span text:style-name="T62_13"><text:s/></text:span><text:span text:style-name="T62_14">want</text:span><text:span text:style-name="T62_15"><text:s/></text:span><text:span text:style-name="T62_16">to</text:span><text:span text:style-name="T62_17"><text:s/></text:span><text:span text:style-name="T62_18">ensure</text:span><text:span text:style-name="T62_19"><text:s/></text:span><text:span text:style-name="T62_20">my</text:span><text:span text:style-name="T62_21"><text:s/></text:span><text:span text:style-name="T62_22">changes</text:span><text:span text:style-name="T62_23"><text:s/></text:span><text:span text:style-name="T62_24">maintain</text:span><text:span text:style-name="T62_25"><text:s/></text:span><text:span text:style-name="T62_26">functionality</text:span><text:span text:style-name="T62_27">.</text:span></text:p>
            </text:list-item>
          </text:list>
        </text:list-item>
      </text:list>
      <text:p text:style-name="P63"><text:span text:style-name="T63_1"><text:tab/><text:tab/></text:span></text:p>
      <text:list text:style-name="LS1" xml:id="list23">
        <text:list-item>
          <text:list>
            <text:list-item>
              <text:p text:style-name="P64"><text:span text:style-name="T64_1">5<text:s/></text:span><text:span text:style-name="T64_2">pts</text:span><text:span text:style-name="T64_3"><text:s/>(</text:span><text:span text:style-name="T64_4">H</text:span><text:span text:style-name="T64_5">)<text:s/>–<text:s/><text:tab/></text:span><text:span text:style-name="T64_6">As</text:span><text:span text:style-name="T64_7"><text:s/></text:span><text:span text:style-name="T64_8">a</text:span><text:span text:style-name="T64_9"><text:s/></text:span><text:span text:style-name="T64_10">tester</text:span><text:span text:style-name="T64_11">,<text:s/></text:span><text:span text:style-name="T64_12">I</text:span><text:span text:style-name="T64_13"><text:s/></text:span><text:span text:style-name="T64_14">need</text:span><text:span text:style-name="T64_15"><text:s/></text:span><text:span text:style-name="T64_16">to</text:span><text:span text:style-name="T64_17"><text:s/></text:span><text:span text:style-name="T64_18">be</text:span><text:span text:style-name="T64_19"><text:s/></text:span><text:span text:style-name="T64_20">able</text:span><text:span text:style-name="T64_21"><text:s/></text:span><text:span text:style-name="T64_22">to</text:span><text:span text:style-name="T64_23"><text:s/></text:span><text:span text:style-name="T64_24">do</text:span><text:span text:style-name="T64_25"><text:s/></text:span><text:span text:style-name="T64_26">software</text:span><text:span text:style-name="T64_27"><text:s/></text:span><text:span text:style-name="T64_28">builds</text:span><text:span text:style-name="T64_29"><text:s/></text:span><text:span text:style-name="T64_30">and</text:span><text:span text:style-name="T64_31"><text:s/></text:span><text:span text:style-name="T64_32">run</text:span><text:span text:style-name="T64_33"><text:s/></text:span><text:span text:style-name="T64_34">regression</text:span><text:span text:style-name="T64_35"><text:s/></text:span><text:span text:style-name="T64_36">tests</text:span><text:span text:style-name="T64_37">.</text:span></text:p>
            </text:list-item>
          </text:list>
        </text:list-item>
      </text:list>
      <text:p text:style-name="P65"><text:span text:style-name="T65_1"><text:tab/><text:tab/></text:span></text:p>
      <text:list text:style-name="LS1" xml:id="list24">
        <text:list-item>
          <text:list>
            <text:list-item>
              <text:p text:style-name="P66"><text:span text:style-name="T66_1">2<text:s/></text:span><text:span text:style-name="T66_2">pts</text:span><text:span text:style-name="T66_3"><text:s/>(</text:span><text:span text:style-name="T66_4">J</text:span><text:span text:style-name="T66_5">)<text:s/>–<text:s/><text:tab/></text:span><text:span text:style-name="T66_6">As</text:span><text:span text:style-name="T66_7"><text:s/></text:span><text:span text:style-name="T66_8">a</text:span><text:span text:style-name="T66_9"><text:s/></text:span><text:span text:style-name="T66_10">developer</text:span><text:span text:style-name="T66_11">,<text:s/></text:span><text:span text:style-name="T66_12">I</text:span><text:span text:style-name="T66_13"><text:s/></text:span><text:span text:style-name="T66_14">want</text:span><text:span text:style-name="T66_15"><text:s/></text:span><text:span text:style-name="T66_16">to</text:span><text:span text:style-name="T66_17"><text:s/></text:span><text:span text:style-name="T66_18">maintain</text:span><text:span text:style-name="T66_19"><text:s/></text:span><text:span text:style-name="T66_20">an</text:span><text:span text:style-name="T66_21"><text:s/></text:span><text:span text:style-name="T66_22">organized</text:span><text:span text:style-name="T66_23"><text:s/></text:span><text:span text:style-name="T66_24">structure</text:span><text:span text:style-name="T66_25"><text:s/></text:span><text:span text:style-name="T66_26">between</text:span><text:span text:style-name="T66_27"><text:s/></text:span><text:span text:style-name="T66_28">my</text:span><text:span text:style-name="T66_29"><text:s/></text:span><text:span text:style-name="T66_30">fellow</text:span><text:span text:style-name="T66_31"><text:s/></text:span><text:span text:style-name="T66_32">developers</text:span><text:span text:style-name="T66_33">.</text:span></text:p>
            </text:list-item>
          </text:list>
        </text:list-item>
      </text:list>
      <text:p text:style-name="P67"/>
      <text:p text:style-name="P68"/>
      <text:p text:style-name="P69"><text:span text:style-name="T69_1">Product</text:span><text:span text:style-name="T69_2"><text:s/></text:span><text:span text:style-name="T69_3">Backlog</text:span></text:p>
      <text:p text:style-name="P70"/>
      <text:p text:style-name="P71"><text:span text:style-name="T71_1">High</text:span><text:span text:style-name="T71_2"><text:s/></text:span><text:span text:style-name="T71_3">Level</text:span><text:span text:style-name="T71_4"><text:s/></text:span><text:span text:style-name="T71_5">Goals</text:span></text:p>
      <text:p text:style-name="P72"/>
      <text:p text:style-name="P73"><text:span text:style-name="T73_1">A</text:span><text:span text:style-name="T73_2">.<text:s/></text:span><text:span text:style-name="T73_3">Be</text:span><text:span text:style-name="T73_4"><text:s/></text:span><text:span text:style-name="T73_5">able</text:span><text:span text:style-name="T73_6"><text:s/></text:span><text:span text:style-name="T73_7">to</text:span><text:span text:style-name="T73_8"><text:s/></text:span><text:span text:style-name="T73_9">monitor</text:span><text:span text:style-name="T73_10"><text:s/></text:span><text:span text:style-name="T73_11">the</text:span><text:span text:style-name="T73_12"><text:s/></text:span><text:span text:style-name="T73_13">server</text:span><text:span text:style-name="T73_14"><text:s/></text:span><text:span text:style-name="T73_15">and</text:span><text:span text:style-name="T73_16"><text:s/></text:span><text:span text:style-name="T73_17">user</text:span><text:span text:style-name="T73_18"><text:s/></text:span><text:span text:style-name="T73_19">activity</text:span></text:p>
      <text:p text:style-name="P74"><text:span text:style-name="T74_1">B</text:span><text:span text:style-name="T74_2">.<text:s/></text:span><text:span text:style-name="T74_3">Create</text:span><text:span text:style-name="T74_4"><text:s/></text:span><text:span text:style-name="T74_5">discussion</text:span><text:span text:style-name="T74_6"><text:s/></text:span><text:span text:style-name="T74_7">among</text:span><text:span text:style-name="T74_8"><text:s/></text:span><text:span text:style-name="T74_9">users</text:span></text:p>
      <text:p text:style-name="P75"/>
      <text:p text:style-name="P76"><text:span text:style-name="T76_1">User</text:span><text:span text:style-name="T76_2"><text:s/></text:span><text:span text:style-name="T76_3">Stories</text:span></text:p>
      <text:p text:style-name="P77"/>
      <text:list text:style-name="LS2" xml:id="list25">
        <text:list-item>
          <text:p text:style-name="P78"><text:span text:style-name="T78_1">8</text:span><text:span text:style-name="T78_2">pts</text:span><text:span text:style-name="T78_3"><text:s/>(</text:span><text:span text:style-name="T78_4">A</text:span><text:span text:style-name="T78_5">)<text:s/>-<text:s/></text:span><text:span text:style-name="T78_6">As</text:span><text:span text:style-name="T78_7"><text:s/></text:span><text:span text:style-name="T78_8">a</text:span><text:span text:style-name="T78_9"><text:s/></text:span><text:span text:style-name="T78_10">content</text:span><text:span text:style-name="T78_11"><text:s/></text:span><text:span text:style-name="T78_12">manager</text:span><text:span text:style-name="T78_13">,<text:s/></text:span><text:span text:style-name="T78_14">I</text:span><text:span text:style-name="T78_15"><text:s/></text:span><text:span text:style-name="T78_16">want</text:span><text:span text:style-name="T78_17"><text:s/></text:span><text:span text:style-name="T78_18">to</text:span><text:span text:style-name="T78_19"><text:s/></text:span><text:span text:style-name="T78_20">be</text:span><text:span text:style-name="T78_21"><text:s/></text:span><text:span text:style-name="T78_22">able</text:span><text:span text:style-name="T78_23"><text:s/></text:span><text:span text:style-name="T78_24">to</text:span><text:span text:style-name="T78_25"><text:s/></text:span><text:span text:style-name="T78_26">monitor</text:span><text:span text:style-name="T78_27"><text:s/></text:span><text:span text:style-name="T78_28">my</text:span><text:span text:style-name="T78_29"><text:s/></text:span><text:span text:style-name="T78_30">server</text:span><text:span text:style-name="T78_31">.</text:span></text:p>
        </text:list-item>
      </text:list>
      <text:p text:style-name="P79"><text:span text:style-name="T79_1"><text:tab/></text:span></text:p>
      <text:list text:style-name="LS2" xml:id="list26">
        <text:list-item>
          <text:p text:style-name="P80"><text:span text:style-name="T80_1">13</text:span><text:span text:style-name="T80_2">pts</text:span><text:span text:style-name="T80_3"><text:s/>(</text:span><text:span text:style-name="T80_4">A</text:span><text:span text:style-name="T80_5">)<text:s/>-<text:s/></text:span><text:span text:style-name="T80_6">As</text:span><text:span text:style-name="T80_7"><text:s/><text:tab/></text:span><text:span text:style-name="T80_8">a</text:span><text:span text:style-name="T80_9"><text:s/></text:span><text:span text:style-name="T80_10">content</text:span><text:span text:style-name="T80_11"><text:s/></text:span><text:span text:style-name="T80_12">manager</text:span><text:span text:style-name="T80_13">,<text:s/></text:span><text:span text:style-name="T80_14">I</text:span><text:span text:style-name="T80_15"><text:s/></text:span><text:span text:style-name="T80_16">want</text:span><text:span text:style-name="T80_17"><text:s/></text:span><text:span text:style-name="T80_18">to</text:span><text:span text:style-name="T80_19"><text:s/></text:span><text:span text:style-name="T80_20">be</text:span><text:span text:style-name="T80_21"><text:s/></text:span><text:span text:style-name="T80_22">able</text:span><text:span text:style-name="T80_23"><text:s/></text:span><text:span text:style-name="T80_24">to</text:span><text:span text:style-name="T80_25"><text:s/></text:span><text:span text:style-name="T80_26">monitor</text:span><text:span text:style-name="T80_27"><text:s/></text:span><text:span text:style-name="T80_28">my</text:span><text:span text:style-name="T80_29"><text:s/></text:span><text:span text:style-name="T80_30">user</text:span><text:span text:style-name="T80_31"><text:s/></text:span><text:span text:style-name="T80_32">traffic</text:span><text:span text:style-name="T80_33">.</text:span></text:p>
        </text:list-item>
      </text:list>
      <text:p text:style-name="P81"/>
      <text:list text:style-name="LS2" xml:id="list27">
        <text:list-item>
          <text:p text:style-name="P82"><text:span text:style-name="T82_1">35</text:span><text:span text:style-name="T82_2">pts</text:span><text:span text:style-name="T82_3"><text:s/>(</text:span><text:span text:style-name="T82_4">B</text:span><text:span text:style-name="T82_5">)<text:s/>-<text:s/></text:span><text:span text:style-name="T82_6">As</text:span><text:span text:style-name="T82_7"><text:s/><text:tab/></text:span><text:span text:style-name="T82_8">a</text:span><text:span text:style-name="T82_9"><text:s/></text:span><text:span text:style-name="T82_10">content</text:span><text:span text:style-name="T82_11"><text:s/></text:span><text:span text:style-name="T82_12">manager</text:span><text:span text:style-name="T82_13">,<text:s/></text:span><text:span text:style-name="T82_14">I</text:span><text:span text:style-name="T82_15"><text:s/></text:span><text:span text:style-name="T82_16">want</text:span><text:span text:style-name="T82_17"><text:s/></text:span><text:span text:style-name="T82_18">to</text:span><text:span text:style-name="T82_19"><text:s/></text:span><text:span text:style-name="T82_20">be</text:span><text:span text:style-name="T82_21"><text:s/></text:span><text:span text:style-name="T82_22">able</text:span><text:span text:style-name="T82_23"><text:s/></text:span><text:span text:style-name="T82_24">to</text:span><text:span text:style-name="T82_25"><text:s/></text:span><text:span text:style-name="T82_26">provide</text:span><text:span text:style-name="T82_27"><text:s/></text:span><text:span text:style-name="T82_28">a</text:span><text:span text:style-name="T82_29"><text:s/></text:span><text:span text:style-name="T82_30">forum</text:span><text:span text:style-name="T82_31"><text:s/></text:span><text:span text:style-name="T82_32">for</text:span><text:span text:style-name="T82_33"><text:s/><text:tab/></text:span><text:span text:style-name="T82_34">discussion</text:span><text:span text:style-name="T82_35"><text:s/></text:span><text:span text:style-name="T82_36">between</text:span><text:span text:style-name="T82_37"><text:s/></text:span><text:span text:style-name="T82_38">my</text:span><text:span text:style-name="T82_39"><text:s/></text:span><text:span text:style-name="T82_40">viewers</text:span><text:span text:style-name="T82_41">.<text:s/></text:span></text:p>
        </text:list-item>
      </text:list>
      <text:p text:style-name="P83"><text:span text:style-name="T83_1"><text:tab/></text:span></text:p>
      <text:list text:style-name="LS2" xml:id="list28">
        <text:list-item>
          <text:p text:style-name="P84"><text:span text:style-name="T84_1">21</text:span><text:span text:style-name="T84_2">pts</text:span><text:span text:style-name="T84_3"><text:s/>(</text:span><text:span text:style-name="T84_4">B</text:span><text:span text:style-name="T84_5">)<text:s/>-<text:s/></text:span><text:span text:style-name="T84_6">As</text:span><text:span text:style-name="T84_7"><text:s/><text:tab/></text:span><text:span text:style-name="T84_8">a</text:span><text:span text:style-name="T84_9"><text:s/></text:span><text:span text:style-name="T84_10">content</text:span><text:span text:style-name="T84_11"><text:s/></text:span><text:span text:style-name="T84_12">manager</text:span><text:span text:style-name="T84_13">,<text:s/></text:span><text:span text:style-name="T84_14">I</text:span><text:span text:style-name="T84_15"><text:s/></text:span><text:span text:style-name="T84_16">want</text:span><text:span text:style-name="T84_17"><text:s/></text:span><text:span text:style-name="T84_18">to</text:span><text:span text:style-name="T84_19"><text:s/></text:span><text:span text:style-name="T84_20">be</text:span><text:span text:style-name="T84_21"><text:s/></text:span><text:span text:style-name="T84_22">able</text:span><text:span text:style-name="T84_23"><text:s/></text:span><text:span text:style-name="T84_24">to</text:span><text:span text:style-name="T84_25"><text:s/></text:span><text:span text:style-name="T84_26">provide</text:span><text:span text:style-name="T84_27"><text:s/></text:span><text:span text:style-name="T84_28">a</text:span><text:span text:style-name="T84_29"><text:s/></text:span><text:span text:style-name="T84_30">blog</text:span><text:span text:style-name="T84_31"><text:s/></text:span><text:span text:style-name="T84_32">such</text:span><text:span text:style-name="T84_33"><text:s/></text:span><text:span text:style-name="T84_34">that</text:span><text:span text:style-name="T84_35"><text:s/></text:span><text:span text:style-name="T84_36">I</text:span><text:span text:style-name="T84_37"><text:s/></text:span><text:span text:style-name="T84_38">can</text:span><text:span text:style-name="T84_39"><text:s/></text:span><text:span text:style-name="T84_40">post</text:span><text:span text:style-name="T84_41"><text:s/></text:span><text:span text:style-name="T84_42">entries</text:span><text:span text:style-name="T84_43"><text:s/></text:span><text:span text:style-name="T84_44">for</text:span><text:span text:style-name="T84_45"><text:s/></text:span><text:span text:style-name="T84_46">viewers</text:span><text:span text:style-name="T84_47"><text:s/></text:span><text:span text:style-name="T84_48">to</text:span><text:span text:style-name="T84_49"><text:s/></text:span><text:span text:style-name="T84_50">read</text:span><text:span text:style-name="T84_51">.</text:span></text:p>
        </text:list-item>
      </text:list>
      <text:p text:style-name="P85"><text:span text:style-name="T85_1"><text:tab/></text:span></text:p>
      <text:list text:style-name="LS2" xml:id="list29">
        <text:list-item>
          <text:p text:style-name="P86"><text:span text:style-name="T86_1">13</text:span><text:span text:style-name="T86_2">pts</text:span><text:span text:style-name="T86_3"><text:s/>(</text:span><text:span text:style-name="T86_4">B</text:span><text:span text:style-name="T86_5">)<text:s/>-<text:s/></text:span><text:span text:style-name="T86_6">As</text:span><text:span text:style-name="T86_7"><text:s/><text:tab/></text:span><text:span text:style-name="T86_8">a</text:span><text:span text:style-name="T86_9"><text:s/></text:span><text:span text:style-name="T86_10">viewer</text:span><text:span text:style-name="T86_11">,<text:s/></text:span><text:span text:style-name="T86_12">I</text:span><text:span text:style-name="T86_13"><text:s/></text:span><text:span text:style-name="T86_14">want</text:span><text:span text:style-name="T86_15"><text:s/></text:span><text:span text:style-name="T86_16">to</text:span><text:span text:style-name="T86_17"><text:s/></text:span><text:span text:style-name="T86_18">be</text:span><text:span text:style-name="T86_19"><text:s/></text:span><text:span text:style-name="T86_20">to</text:span><text:span text:style-name="T86_21"><text:s/></text:span><text:span text:style-name="T86_22">discuss</text:span><text:span text:style-name="T86_23"><text:s/></text:span><text:span text:style-name="T86_24">with</text:span><text:span text:style-name="T86_25"><text:s/></text:span><text:span text:style-name="T86_26">other</text:span><text:span text:style-name="T86_27"><text:s/></text:span><text:span text:style-name="T86_28">viewers</text:span><text:span text:style-name="T86_29"><text:s/></text:span><text:span text:style-name="T86_30">in</text:span><text:span text:style-name="T86_31"><text:s/></text:span><text:span text:style-name="T86_32">a</text:span><text:span text:style-name="T86_33"><text:s/></text:span><text:span text:style-name="T86_34">live</text:span><text:span text:style-name="T86_35"><text:s/></text:span><text:span text:style-name="T86_36">chat</text:span><text:span text:style-name="T86_37"><text:s/><text:tab/></text:span><text:span text:style-name="T86_38">room</text:span><text:span text:style-name="T86_39">.</text:span></text:p>
        </text:list-item>
      </text:list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</office:automatic-styles>
  <office:master-styles>
    <style:master-page style:name="Standard" style:page-layout-name="pm1">
      <style:header>
        <text:p text:style-name="P1"><text:span text:style-name="T1_1">Release</text:span><text:span text:style-name="T1_2"><text:s/></text:span><text:span text:style-name="T1_3">Plan</text:span></text:p>
        <text:p text:style-name="P2"><text:span text:style-name="T2_1">Final</text:span><text:span text:style-name="T2_2"><text:s/></text:span><text:span text:style-name="T2_3">Version</text:span></text:p>
        <text:p text:style-name="P3"><text:span text:style-name="T3_1">FantomCMS</text:span></text:p>
        <text:p text:style-name="P4"><text:span text:style-name="T4_1">Honey</text:span><text:span text:style-name="T4_2"><text:s/></text:span><text:span text:style-name="T4_3">Badgers</text:span><text:span text:style-name="T4_4"><text:s/></text:span><text:span text:style-name="T4_5">Inc</text:span><text:span text:style-name="T4_6">*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